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betan Machine Uni" fo:font-size="12pt" officeooo:rsid="0004c768" officeooo:paragraph-rsid="0004c768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cus Casey</text:p>
      <text:p text:style-name="P1">CS 202 1103</text:p>
      <text:p text:style-name="P1">Project 4 Documentation</text:p>
      <text:p text:style-name="P1"/>
      <text:p text:style-name="P1"/>
      <text:p text:style-name="P1"/>
      <text:p text:style-name="P1"><text:tab/>For this project we were to access a given input file, open the file, decrypt the file to produce a decrypted string. There were many constraints on how we decrypt the file, including reading through the file and jumping words together using a string concat function made in the program, as well as using keys to move the words around. This project was very difficult for me as I struggle with just decryption in general, I had to write the given example on paper many times before I even understood what it was asking for.</text:p>
      <text:p text:style-name="P1"/>
      <text:p text:style-name="P1"><text:tab/>Without the SI help or help from some people in the ECC I doubt I would have been able to finish this project. To the extent of help I received they just pointed me in the right direction with my logic mostly, I would run into the issue where my output was off by a word, but as soon as I corrected that issue another word would be off. I especially struggled with using the pointers and probably did a lot of functions redundantly, more specifically in my function arguments. </text:p>
      <text:p text:style-name="P1"/>
      <text:p text:style-name="P1"><text:tab/>If I were to change anything about this program, it would be that I would have been able to work on it more, but I was very sick Wednesday and Thursday and couldn’t think even though I was at home in bed trying to work on it. Also with the aforementioned redundancy, I feel like I made the inputFile <text:s/>Function and decrypt function more complicated than they had to b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5T21:47:07.731336440</dc:date>
    <meta:editing-duration>PT23S</meta:editing-duration>
    <meta:editing-cycles>1</meta:editing-cycles>
    <meta:document-statistic meta:table-count="0" meta:image-count="0" meta:object-count="0" meta:page-count="1" meta:paragraph-count="6" meta:word-count="263" meta:character-count="1418" meta:non-whitespace-character-count="1155"/>
    <meta:generator>LibreOffice/5.1.4.2$Linux_X86_64 LibreOffice_project/10m0$Build-2</meta:generator>
  </office:meta>
</office:document-meta>
</file>